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b722" officeooo:paragraph-rsid="000db722"/>
    </style:style>
    <style:style style:name="P2" style:family="paragraph" style:parent-style-name="Standard">
      <style:text-properties officeooo:rsid="00204ec7" officeooo:paragraph-rsid="00204ec7"/>
    </style:style>
    <style:style style:name="P3" style:family="paragraph" style:parent-style-name="Standard" style:list-style-name="L1">
      <style:text-properties fo:font-style="italic" officeooo:rsid="000db722" officeooo:paragraph-rsid="000db722" style:font-style-asian="italic" style:font-style-complex="italic"/>
    </style:style>
    <style:style style:name="P4" style:family="paragraph" style:parent-style-name="Standard" style:list-style-name="L1">
      <style:text-properties fo:font-style="italic" officeooo:rsid="000e15f6" officeooo:paragraph-rsid="000e15f6" style:font-style-asian="italic" style:font-style-complex="italic"/>
    </style:style>
    <style:style style:name="P5" style:family="paragraph" style:parent-style-name="Standard" style:list-style-name="L1">
      <style:text-properties fo:font-style="italic" officeooo:rsid="000f9fc4" officeooo:paragraph-rsid="000f9fc4" style:font-style-asian="italic" style:font-style-complex="italic"/>
    </style:style>
    <style:style style:name="P6" style:family="paragraph" style:parent-style-name="Standard" style:list-style-name="L1">
      <style:text-properties fo:font-style="italic" officeooo:rsid="00106bbe" officeooo:paragraph-rsid="00106bbe" style:font-style-asian="italic" style:font-style-complex="italic"/>
    </style:style>
    <style:style style:name="P7" style:family="paragraph" style:parent-style-name="Standard" style:list-style-name="L1">
      <style:text-properties fo:font-style="italic" officeooo:rsid="00116e5a" officeooo:paragraph-rsid="00116e5a" style:font-style-asian="italic" style:font-style-complex="italic"/>
    </style:style>
    <style:style style:name="P8" style:family="paragraph" style:parent-style-name="Standard" style:list-style-name="L1">
      <style:text-properties fo:font-style="italic" officeooo:rsid="0011842c" officeooo:paragraph-rsid="0011842c" style:font-style-asian="italic" style:font-style-complex="italic"/>
    </style:style>
    <style:style style:name="P9" style:family="paragraph" style:parent-style-name="Standard" style:list-style-name="L1">
      <style:text-properties fo:font-style="italic" officeooo:rsid="0012dd9c" officeooo:paragraph-rsid="0012dd9c" style:font-style-asian="italic" style:font-style-complex="italic"/>
    </style:style>
    <style:style style:name="P10" style:family="paragraph" style:parent-style-name="Standard" style:list-style-name="L1">
      <style:text-properties fo:font-style="italic" officeooo:rsid="0015ac92" officeooo:paragraph-rsid="0015ac92" style:font-style-asian="italic" style:font-style-complex="italic"/>
    </style:style>
    <style:style style:name="P11" style:family="paragraph" style:parent-style-name="Standard" style:list-style-name="L1">
      <style:text-properties fo:font-style="italic" officeooo:rsid="0017ff56" officeooo:paragraph-rsid="0017ff56" style:font-style-asian="italic" style:font-style-complex="italic"/>
    </style:style>
    <style:style style:name="P12" style:family="paragraph" style:parent-style-name="Standard" style:list-style-name="L1">
      <style:text-properties fo:font-style="italic" officeooo:rsid="0018d533" officeooo:paragraph-rsid="0018d533" style:font-style-asian="italic" style:font-style-complex="italic"/>
    </style:style>
    <style:style style:name="P13" style:family="paragraph" style:parent-style-name="Standard" style:list-style-name="L1">
      <style:text-properties fo:font-style="italic" officeooo:rsid="001ad34a" officeooo:paragraph-rsid="001ad34a" style:font-style-asian="italic" style:font-style-complex="italic"/>
    </style:style>
    <style:style style:name="P14" style:family="paragraph" style:parent-style-name="Standard" style:list-style-name="L1">
      <style:text-properties fo:font-style="italic" officeooo:rsid="001c53f6" officeooo:paragraph-rsid="001c53f6" style:font-style-asian="italic" style:font-style-complex="italic"/>
    </style:style>
    <style:style style:name="P15" style:family="paragraph" style:parent-style-name="Standard" style:list-style-name="L1">
      <style:text-properties fo:font-style="italic" officeooo:rsid="001cacf9" officeooo:paragraph-rsid="001cacf9" style:font-style-asian="italic" style:font-style-complex="italic"/>
    </style:style>
    <style:style style:name="P16" style:family="paragraph" style:parent-style-name="Standard" style:list-style-name="L1">
      <style:text-properties fo:font-style="italic" officeooo:rsid="001d75c2" officeooo:paragraph-rsid="001d75c2" style:font-style-asian="italic" style:font-style-complex="italic"/>
    </style:style>
    <style:style style:name="P17" style:family="paragraph" style:parent-style-name="Standard" style:list-style-name="L1">
      <style:text-properties fo:font-style="italic" officeooo:rsid="001ec23a" officeooo:paragraph-rsid="001ec23a" style:font-style-asian="italic" style:font-style-complex="italic"/>
    </style:style>
    <style:style style:name="P18" style:family="paragraph" style:parent-style-name="Standard" style:list-style-name="L1">
      <style:text-properties fo:font-style="italic" officeooo:rsid="00204ec7" officeooo:paragraph-rsid="00204ec7" style:font-style-asian="italic" style:font-style-complex="italic"/>
    </style:style>
    <style:style style:name="P19" style:family="paragraph" style:parent-style-name="Standard" style:list-style-name="L1">
      <style:text-properties fo:font-style="italic" officeooo:rsid="0021cc47" officeooo:paragraph-rsid="0021cc47" style:font-style-asian="italic" style:font-style-complex="italic"/>
    </style:style>
    <style:style style:name="P20" style:family="paragraph" style:parent-style-name="Standard" style:list-style-name="L1">
      <style:text-properties fo:font-style="italic" officeooo:rsid="00228c15" officeooo:paragraph-rsid="00228c15" style:font-style-asian="italic" style:font-style-complex="italic"/>
    </style:style>
    <style:style style:name="P21" style:family="paragraph" style:parent-style-name="Standard" style:list-style-name="L1">
      <style:text-properties fo:font-style="italic" officeooo:rsid="0024f079" officeooo:paragraph-rsid="0024f079" style:font-style-asian="italic" style:font-style-complex="italic"/>
    </style:style>
    <style:style style:name="P22" style:family="paragraph" style:parent-style-name="Standard" style:list-style-name="L1">
      <style:text-properties fo:font-style="italic" officeooo:rsid="00264c72" officeooo:paragraph-rsid="00264c72" style:font-style-asian="italic" style:font-style-complex="italic"/>
    </style:style>
    <style:style style:name="P23" style:family="paragraph" style:parent-style-name="Standard" style:list-style-name="L1">
      <style:text-properties fo:font-style="italic" officeooo:rsid="0026bd31" officeooo:paragraph-rsid="0026bd31" style:font-style-asian="italic" style:font-style-complex="italic"/>
    </style:style>
    <style:style style:name="P24" style:family="paragraph" style:parent-style-name="Standard" style:list-style-name="L1">
      <style:text-properties fo:font-style="italic" officeooo:rsid="002946d7" officeooo:paragraph-rsid="002946d7" style:font-style-asian="italic" style:font-style-complex="italic"/>
    </style:style>
    <style:style style:name="P25" style:family="paragraph" style:parent-style-name="Standard" style:list-style-name="L1">
      <style:text-properties fo:font-style="italic" officeooo:rsid="002b1066" officeooo:paragraph-rsid="002b1066" style:font-style-asian="italic" style:font-style-complex="italic"/>
    </style:style>
    <style:style style:name="P26" style:family="paragraph" style:parent-style-name="Standard" style:list-style-name="L1">
      <style:text-properties fo:font-style="italic" officeooo:rsid="002c751b" officeooo:paragraph-rsid="002c751b" style:font-style-asian="italic" style:font-style-complex="italic"/>
    </style:style>
    <style:style style:name="P27" style:family="paragraph" style:parent-style-name="Standard" style:list-style-name="L1">
      <style:text-properties fo:font-style="italic" officeooo:rsid="002c8719" officeooo:paragraph-rsid="002c8719" style:font-style-asian="italic" style:font-style-complex="italic"/>
    </style:style>
    <style:style style:name="P28" style:family="paragraph" style:parent-style-name="Standard" style:list-style-name="L1">
      <style:text-properties fo:font-style="italic" officeooo:rsid="002c93c9" officeooo:paragraph-rsid="002c93c9" style:font-style-asian="italic" style:font-style-complex="italic"/>
    </style:style>
    <style:style style:name="P29" style:family="paragraph" style:parent-style-name="Standard" style:list-style-name="L1">
      <style:text-properties fo:font-style="italic" officeooo:rsid="002e65dd" officeooo:paragraph-rsid="002e65dd" style:font-style-asian="italic" style:font-style-complex="italic"/>
    </style:style>
    <style:style style:name="P30" style:family="paragraph" style:parent-style-name="Standard" style:list-style-name="L1">
      <style:text-properties fo:font-style="italic" officeooo:rsid="002eabba" officeooo:paragraph-rsid="002eabba" style:font-style-asian="italic" style:font-style-complex="italic"/>
    </style:style>
    <style:style style:name="P31" style:family="paragraph" style:parent-style-name="Standard" style:list-style-name="L1">
      <style:text-properties fo:font-style="italic" officeooo:rsid="0030705b" officeooo:paragraph-rsid="0030705b" style:font-style-asian="italic" style:font-style-complex="italic"/>
    </style:style>
    <style:style style:name="P32" style:family="paragraph" style:parent-style-name="Standard" style:list-style-name="L1">
      <style:text-properties fo:font-style="italic" officeooo:rsid="003235e4" officeooo:paragraph-rsid="003235e4" style:font-style-asian="italic" style:font-style-complex="italic"/>
    </style:style>
    <style:style style:name="P33" style:family="paragraph" style:parent-style-name="Standard" style:list-style-name="L1">
      <style:text-properties fo:font-style="italic" officeooo:rsid="0033e336" officeooo:paragraph-rsid="0033e336" style:font-style-asian="italic" style:font-style-complex="italic"/>
    </style:style>
    <style:style style:name="P34" style:family="paragraph" style:parent-style-name="Standard" style:list-style-name="L1">
      <style:text-properties fo:font-style="italic" officeooo:rsid="00354480" officeooo:paragraph-rsid="00354480" style:font-style-asian="italic" style:font-style-complex="italic"/>
    </style:style>
    <style:style style:name="P35" style:family="paragraph" style:parent-style-name="Standard" style:list-style-name="L1">
      <style:text-properties fo:font-style="italic" officeooo:rsid="00363897" officeooo:paragraph-rsid="00363897" style:font-style-asian="italic" style:font-style-complex="italic"/>
    </style:style>
    <style:style style:name="P36" style:family="paragraph" style:parent-style-name="Standard" style:list-style-name="L1">
      <style:text-properties officeooo:rsid="0016a696" officeooo:paragraph-rsid="0016a696"/>
    </style:style>
    <style:style style:name="P37" style:family="paragraph" style:parent-style-name="Standard" style:list-style-name="L2">
      <style:text-properties officeooo:rsid="00116e5a" officeooo:paragraph-rsid="00116e5a"/>
    </style:style>
    <style:style style:name="P38" style:family="paragraph" style:parent-style-name="Standard" style:list-style-name="L2">
      <style:text-properties officeooo:rsid="0012dd9c" officeooo:paragraph-rsid="0012dd9c"/>
    </style:style>
    <style:style style:name="P39" style:family="paragraph" style:parent-style-name="Standard" style:list-style-name="L2">
      <style:text-properties officeooo:rsid="0013740f" officeooo:paragraph-rsid="0013740f"/>
    </style:style>
    <style:style style:name="P40" style:family="paragraph" style:parent-style-name="Standard" style:list-style-name="L2">
      <style:text-properties officeooo:rsid="0014a00d" officeooo:paragraph-rsid="0014a00d"/>
    </style:style>
    <style:style style:name="P41" style:family="paragraph" style:parent-style-name="Standard" style:list-style-name="L2">
      <style:text-properties officeooo:rsid="001ebdc2" officeooo:paragraph-rsid="001ebdc2"/>
    </style:style>
    <style:style style:name="P42" style:family="paragraph" style:parent-style-name="Standard" style:list-style-name="L2">
      <style:text-properties officeooo:rsid="00204ec7" officeooo:paragraph-rsid="00204ec7"/>
    </style:style>
    <style:style style:name="P43" style:family="paragraph" style:parent-style-name="Standard" style:list-style-name="L2">
      <style:text-properties officeooo:rsid="00363897" officeooo:paragraph-rsid="00363897"/>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106bbe" style:font-style-asian="normal" style:font-weight-asian="normal" style:font-style-complex="normal" style:font-weight-complex="normal"/>
    </style:style>
    <style:style style:name="T4" style:family="text">
      <style:text-properties fo:font-style="normal" fo:font-weight="normal" officeooo:rsid="0011842c" style:font-style-asian="normal" style:font-weight-asian="normal" style:font-style-complex="normal" style:font-weight-complex="normal"/>
    </style:style>
    <style:style style:name="T5" style:family="text">
      <style:text-properties fo:font-style="normal" fo:font-weight="normal" officeooo:rsid="0016a696" style:font-style-asian="normal" style:font-weight-asian="normal" style:font-style-complex="normal" style:font-weight-complex="normal"/>
    </style:style>
    <style:style style:name="T6" style:family="text">
      <style:text-properties fo:font-style="normal" fo:font-weight="normal" officeooo:rsid="0016d99e" style:font-style-asian="normal" style:font-weight-asian="normal" style:font-style-complex="normal" style:font-weight-complex="normal"/>
    </style:style>
    <style:style style:name="T7" style:family="text">
      <style:text-properties fo:font-style="normal" fo:font-weight="normal" officeooo:rsid="00237cbf" style:font-style-asian="normal" style:font-weight-asian="normal" style:font-style-complex="normal" style:font-weight-complex="normal"/>
    </style:style>
    <style:style style:name="T8" style:family="text">
      <style:text-properties fo:font-style="normal" fo:font-weight="normal" officeooo:rsid="0026bd31" style:font-style-asian="normal" style:font-weight-asian="normal" style:font-style-complex="normal" style:font-weight-complex="normal"/>
    </style:style>
    <style:style style:name="T9" style:family="text">
      <style:text-properties fo:font-style="normal" fo:font-weight="normal" officeooo:rsid="002854d7" style:font-style-asian="normal" style:font-weight-asian="normal" style:font-style-complex="normal" style:font-weight-complex="normal"/>
    </style:style>
    <style:style style:name="T10" style:family="text">
      <style:text-properties fo:font-style="normal" fo:font-weight="normal" officeooo:rsid="0030705b" style:font-style-asian="normal" style:font-weight-asian="normal" style:font-style-complex="normal" style:font-weight-complex="normal"/>
    </style:style>
    <style:style style:name="T11" style:family="text">
      <style:text-properties fo:font-style="normal" fo:font-weight="normal" officeooo:rsid="00312047" style:font-style-asian="normal" style:font-weight-asian="normal" style:font-style-complex="normal" style:font-weight-complex="normal"/>
    </style:style>
    <style:style style:name="T12" style:family="text">
      <style:text-properties fo:font-style="normal" fo:font-weight="normal" officeooo:rsid="003235e4"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f543e" style:font-weight-asian="normal" style:font-weight-complex="normal"/>
    </style:style>
    <style:style style:name="T15" style:family="text">
      <style:text-properties fo:font-weight="normal" officeooo:rsid="00237cbf" style:font-weight-asian="normal" style:font-weight-complex="normal"/>
    </style:style>
    <style:style style:name="T16" style:family="text">
      <style:text-properties fo:font-weight="normal" officeooo:rsid="002854d7" style:font-weight-asian="normal" style:font-weight-complex="normal"/>
    </style:style>
    <style:style style:name="T17" style:family="text">
      <style:text-properties officeooo:rsid="0012dd9c"/>
    </style:style>
    <style:style style:name="T18"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 - Mastering Security Basics</text:p>
      <text:p text:style-name="P1">Definitions</text:p>
      <text:list xml:id="list1502742787" text:style-name="L1">
        <text:list-item>
          <text:p text:style-name="P3">Use case - <text:span text:style-name="T1">describes a goal that an organization wants to achieve. ex..”Place Order”. Different departments in an organization view what a Place Order entails, but can still retain the same name. </text:span></text:p>
        </text:list-item>
        <text:list-item>
          <text:p text:style-name="P3">actors - <text:span text:style-name="T1">an accountholder, registered user, a billing system, a fulfilling system, etc.</text:span></text:p>
        </text:list-item>
        <text:list-item>
          <text:p text:style-name="P3">pre-condition - <text:span text:style-name="T1">precondition must occur before the process can start. ex..an item must be selected to purchase before the purchase process can begin</text:span></text:p>
        </text:list-item>
        <text:list-item>
          <text:p text:style-name="P3">trigger - <text:span text:style-name="T2">trigger starts the use case, ex...when the user clicks on their cart to begin the purchase process</text:span></text:p>
        </text:list-item>
        <text:list-item>
          <text:p text:style-name="P3"><text:span text:style-name="T13">post-condition - </text:span><text:span text:style-name="T2">postconditions occur after the actor triggers the process. ex...continued, user will be added to the system, user will receive acknowledgement of their order, the billing dept may take additional steps to bill, and shipping dept starts process to ship the product.</text:span></text:p>
        </text:list-item>
        <text:list-item>
          <text:p text:style-name="P4"><text:span text:style-name="T13">normal flow - </text:span><text:span text:style-name="T2">a use case will typically list each of the steps in a specific order. ex..the series of steps from picking an item to purchase until exiting the purchase system</text:span></text:p>
        </text:list-item>
        <text:list-item>
          <text:p text:style-name="P4"><text:span text:style-name="T13">alternate flow - </text:span><text:span text:style-name="T2">possible deviations from the normal flows. ex...in a purchase system, user might want to use a different payment method or abandon the process before completing the process. </text:span></text:p>
        </text:list-item>
        <text:list-item>
          <text:p text:style-name="P5"><text:span text:style-name="T13">confidentiality - </text:span><text:span text:style-name="T2">prevents the unauthorized disclosure of data</text:span></text:p>
        </text:list-item>
        <text:list-item>
          <text:p text:style-name="P5"><text:span text:style-name="T13">encryption - </text:span><text:span text:style-name="T2">scrambles data to make it unreadable by unauthorized personne</text:span><text:span text:style-name="T3">l</text:span></text:p>
        </text:list-item>
        <text:list-item>
          <text:p text:style-name="P6"><text:span text:style-name="T13">identification - </text:span><text:span text:style-name="T2">users claim an identity with a unique username</text:span></text:p>
        </text:list-item>
        <text:list-item>
          <text:p text:style-name="P6"><text:span text:style-name="T13">authentication - </text:span><text:span text:style-name="T2">users prove their identity by using authentication, such as a password</text:span></text:p>
        </text:list-item>
        <text:list-item>
          <text:p text:style-name="P6"><text:span text:style-name="T13">authorization - </text:span><text:span text:style-name="T2">using permissions, allowing and restricting user’s access to certain items</text:span></text:p>
        </text:list-item>
        <text:list-item>
          <text:p text:style-name="P7"><text:span text:style-name="T13">steganography - </text:span><text:span text:style-name="T2">the process of hiding data within data. Used to support obfuscation. ex..embedding a message inside of an image by modifying certain bits within the fil</text:span><text:span text:style-name="T4">e</text:span></text:p>
        </text:list-item>
        <text:list-item>
          <text:p text:style-name="P8"><text:span text:style-name="T13">integrity - </text:span><text:span text:style-name="T2">provides assurances that data has not changed, been tampered with or modified by unauthorized parties. Data can lose integrity from both human and system errors.</text:span></text:p>
        </text:list-item>
        <text:list-item>
          <text:p text:style-name="P9"><text:span text:style-name="T13">hash - </text:span><text:span text:style-name="T2">a number created by executing a hashing algorithm against data. If the data never changes, the resulting hash will always be the same. comparing hashes at different times can tell you if the data has ever changed. </text:span></text:p>
        </text:list-item>
        <text:list-item>
          <text:p text:style-name="P10"><text:span text:style-name="T13">digital signature</text:span><text:span text:style-name="T2"> - </text:span><text:span text:style-name="T5">similar to a handwritten signature. can be attached to items such as emails to provide assuraces that the email has not been modified</text:span><text:span text:style-name="T6">. Provides for both authentication and non-repudiation. Require certificates.</text:span></text:p>
        </text:list-item>
        <text:list-item>
          <text:p text:style-name="P36"><text:span text:style-name="T18">non-repudiation </text:span><text:span text:style-name="T2">- provided by digital signatures, removes the senders or signee’s ability to claim they didn’t send the email. </text:span></text:p>
        </text:list-item>
        <text:list-item>
          <text:p text:style-name="P11"><text:span text:style-name="T13">availability - </text:span><text:span text:style-name="T2">indicates that data and services are available when needed. Organizations will typically use methods such as fault-tolerance and redundancy to ensure availability</text:span></text:p>
        </text:list-item>
        <text:list-item>
          <text:p text:style-name="P12"><text:span text:style-name="T13">redundancy <text:s/>-</text:span><text:span text:style-name="T2"> adds duplication to critical systems and provides fault tolerance. Common goal of redunancy and fault-tolerance techniques is to remove each single point of failure (SPOF). if a SPOF fails, the entire system can fail.</text:span></text:p>
        </text:list-item>
        <text:list-item>
          <text:p text:style-name="P13"><text:span text:style-name="T13">disk redundancies - </text:span><text:span text:style-name="T2">fault-tolerant disks, such as RAID-1 (mirroring), RAID-5 (striping with parity), and RAID-10 (striping with a mirror), allow a system to continue operating even if a disk fails</text:span></text:p>
        </text:list-item>
        <text:list-item>
          <text:p text:style-name="P13"><text:span text:style-name="T13">server redundancies - </text:span><text:span text:style-name="T2">failover clusters include redundant servers and ensure a device will continue to operate, even if a server fails. if one device in a cluster fails, the service can move to another server in the cluster that is functional to avoid downtown.</text:span></text:p>
        </text:list-item>
        <text:list-item>
          <text:p text:style-name="P13"><text:span text:style-name="T13">load balancing - </text:span><text:span text:style-name="T2">uses multiple servers to support a single-service, such as a high-volume web site. </text:span></text:p>
        </text:list-item>
        <text:list-item>
          <text:p text:style-name="P14"><text:soft-page-break/><text:span text:style-name="T13">site redundancies - </text:span><text:span text:style-name="T2">if a server site can no longer function due to some unforseen disaster or issue, the organization can move critial systems to an alternative site. Alternative site can be a hot site, cold site, or warm site (combination of both). </text:span></text:p>
        </text:list-item>
        <text:list-item>
          <text:p text:style-name="P15"><text:span text:style-name="T13">backups - </text:span><text:span text:style-name="T2">if personnel back up important data, they can restore it if the original date is lost. </text:span></text:p>
        </text:list-item>
        <text:list-item>
          <text:p text:style-name="P15"><text:span text:style-name="T13">alternate power </text:span><text:span text:style-name="T2"><text:s/>- Uninterruptible power supplies (UPS’s) and power generators can provide power to key systems if commercial power fails</text:span></text:p>
        </text:list-item>
        <text:list-item>
          <text:p text:style-name="P15"><text:span text:style-name="T13">cooling systems - </text:span><text:span text:style-name="T2">heating, ventilation ad air conditioning systems improve the availability of systems by reducing outages from overheating</text:span></text:p>
        </text:list-item>
        <text:list-item>
          <text:p text:style-name="P16"><text:span text:style-name="T13">patching - </text:span><text:span text:style-name="T2">released code designed to resolve problems caused by bugs or security vulnerabilities.</text:span></text:p>
        </text:list-item>
        <text:list-item>
          <text:p text:style-name="P17"><text:span text:style-name="T13">risk - </text:span><text:span text:style-name="T2">possibility or likelihood of a threat exploiting a vulnerability resulting in a loss</text:span></text:p>
        </text:list-item>
        <text:list-item>
          <text:p text:style-name="P17"><text:span text:style-name="T13">threat - </text:span><text:span text:style-name="T2">any circumstance or event that has the potential to compromise confidentiality</text:span></text:p>
        </text:list-item>
        <text:list-item>
          <text:p text:style-name="P17"><text:span text:style-name="T13">vulnerability - </text:span><text:span text:style-name="T2">any point of weakness</text:span></text:p>
        </text:list-item>
        <text:list-item>
          <text:p text:style-name="P17"><text:span text:style-name="T13">security incident - </text:span><text:span text:style-name="T2">an adverse event or series of events that can negatively affect the confidentiality, integrity or availability of an organization’s information systems and data</text:span></text:p>
        </text:list-item>
        <text:list-item>
          <text:p text:style-name="P18"><text:span text:style-name="T14">r</text:span><text:span text:style-name="T13">isk mitigation - </text:span><text:span text:style-name="T2">reduces the chances that a threat will exploit a vulnerability. </text:span></text:p>
        </text:list-item>
        <text:list-item>
          <text:p text:style-name="P19"><text:span text:style-name="T13">technical controls - </text:span><text:span text:style-name="T2">use technology to reduce vulnerabilities</text:span></text:p>
        </text:list-item>
        <text:list-item>
          <text:p text:style-name="P19"><text:span text:style-name="T13">encryption - </text:span><text:span text:style-name="T2">strong technical control used to protect the confidentiality of data. Includes data transferred over a network and data stored on devices.</text:span></text:p>
        </text:list-item>
        <text:list-item>
          <text:p text:style-name="P19"><text:span text:style-name="T13">anti-virus software - </text:span><text:span text:style-name="T2">provides protection against malware infection</text:span></text:p>
        </text:list-item>
        <text:list-item>
          <text:p text:style-name="P20"><text:span text:style-name="T13">intrusion detection systems (IDS) and intrusion prevention systems (IPS)</text:span><text:span text:style-name="T15"> - </text:span><text:span text:style-name="T7">used to monitor a network or host for intrusions and provide ongoing protection against various threats</text:span></text:p>
        </text:list-item>
        <text:list-item>
          <text:p text:style-name="P21"><text:span text:style-name="T15">f</text:span><text:span text:style-name="T13">irewalls - </text:span><text:span text:style-name="T2">network firewalls restrict traffic going in and out of a network</text:span></text:p>
        </text:list-item>
        <text:list-item>
          <text:p text:style-name="P21"><text:span text:style-name="T13">least privilege - </text:span><text:span text:style-name="T2">principle of least privlege specifies that individuals or processes are gratned only the privileges they need to perform their assigned tasks or functions, but no more. </text:span></text:p>
        </text:list-item>
        <text:list-item>
          <text:p text:style-name="P22"><text:span text:style-name="T13">administrative privileges - </text:span><text:span text:style-name="T2">methods mandated by organizational policies or other guidelines. </text:span><text:span text:style-name="T8">ex..organizations may require it’s employees to periodically complete assessments and tests to reduce and manage risk. </text:span></text:p>
        </text:list-item>
        <text:list-item>
          <text:p text:style-name="P23"><text:span text:style-name="T13">risk assessment </text:span><text:span text:style-name="T16">- </text:span><text:span text:style-name="T9">risk assessments help organizations qualify and quantity riss within an organization so that the organization can focus on the serious risks.</text:span></text:p>
        </text:list-item>
        <text:list-item>
          <text:p text:style-name="P24"><text:span text:style-name="T16">v</text:span><text:span text:style-name="T13">ulnerability assessment - </text:span><text:span text:style-name="T2">attempts to discover current vulnerabilities or weaknesses</text:span></text:p>
        </text:list-item>
        <text:list-item>
          <text:p text:style-name="P24"><text:span text:style-name="T13">penetration tests - </text:span><text:span text:style-name="T2">taking vulnerability assessments a step further by attempting to exploit vulnerabilities. </text:span></text:p>
        </text:list-item>
        <text:list-item>
          <text:p text:style-name="P25"><text:span text:style-name="T13">awareness and training - </text:span><text:span text:style-name="T2">importance of training can not be overstated. Training helps maintain password security, clean desks and understanding of threats.</text:span></text:p>
        </text:list-item>
        <text:list-item>
          <text:p text:style-name="P26"><text:span text:style-name="T13">configuration and change management - </text:span><text:span text:style-name="T2">configuration management often uses baselines to ensure that systems start in a secure, hardened state. Change management helps ensure that changes don’t result in unintended configuration errors</text:span></text:p>
        </text:list-item>
        <text:list-item>
          <text:p text:style-name="P27"><text:span text:style-name="T13">contingency planning - </text:span><text:span text:style-name="T2">outlined methods to help an organization plan and prepare for potential system outages</text:span></text:p>
        </text:list-item>
        <text:list-item>
          <text:p text:style-name="P28"><text:span text:style-name="T13">media protection </text:span><text:span text:style-name="T2"><text:s/>- media includes physical media such as USB flash drives, external and internal drives and backup tapes</text:span></text:p>
        </text:list-item>
        <text:list-item>
          <text:p text:style-name="P29"><text:span text:style-name="T13">physical and environmental protection - </text:span><text:span text:style-name="T2">includes physical controls, such as cameras and door locks, environmental controls, such as heating and ventilation systems</text:span></text:p>
        </text:list-item>
        <text:list-item>
          <text:p text:style-name="P30"><text:span text:style-name="T13">physical controls - </text:span><text:span text:style-name="T2">controls that you can physically touch. Examples...lighting, signs, fences, security guards and mor</text:span><text:span text:style-name="T10">e</text:span></text:p>
        </text:list-item>
        <text:list-item>
          <text:p text:style-name="P31"><text:span text:style-name="T13">preventive controls - </text:span><text:span text:style-name="T2">measures taken to prevent security incidents</text:span></text:p>
        </text:list-item>
        <text:list-item>
          <text:p text:style-name="P31"><text:span text:style-name="T13">hardening <text:s/>- </text:span><text:span text:style-name="T2">practice of making a system or application more secure than it’s default configuration. </text:span><text:span text:style-name="T11">Includes a defense-in-depth strategy with layered security. </text:span><text:span text:style-name="T12">Includes disabling </text:span><text:soft-page-break/><text:span text:style-name="T12">unnecessary ports and services, implementing secure protocols, using strong passwords and disabling defaults and unnecessary accounts</text:span></text:p>
        </text:list-item>
        <text:list-item>
          <text:p text:style-name="P32"><text:span text:style-name="T13">security guards - </text:span><text:span text:style-name="T2">guards prevent and deter attacks</text:span></text:p>
        </text:list-item>
        <text:list-item>
          <text:p text:style-name="P32"><text:span text:style-name="T13">change management - </text:span><text:span text:style-name="T2">change management ensures that changes don’t result in unintended outages. </text:span></text:p>
        </text:list-item>
        <text:list-item>
          <text:p text:style-name="P33"><text:span text:style-name="T13">account disablement policy - </text:span><text:span text:style-name="T2">an account disablement policy ensures that user accoutns accounts are disabled when an employee leaves</text:span></text:p>
        </text:list-item>
        <text:list-item>
          <text:p text:style-name="P34"><text:span text:style-name="T13">detective controls - </text:span><text:span text:style-name="T2">attempt to detect when vulnerabilities have been exploited, resulting in a security incident.</text:span></text:p>
        </text:list-item>
        <text:list-item>
          <text:p text:style-name="P35"><text:span text:style-name="T13">log monitoring - </text:span><text:span text:style-name="T2">several different logs record details of activity on systems and networks. ex...firewall logs record details of all traffic that the firewall blocked. </text:span></text:p>
        </text:list-item>
        <text:list-item>
          <text:p text:style-name="P35"><text:span text:style-name="T13">trend analysis - </text:span><text:span text:style-name="T2">used in addition to monitoring logs for a single incident. trend analysis can be used to identify trends, such as an increase in attacks on a specific system</text:span></text:p>
        </text:list-item>
        <text:list-item>
          <text:p text:style-name="P35"><text:span text:style-name="T13">security audit - </text:span><text:span text:style-name="T2">used to examine the security posture of an organization. ex... running an audit on all passwords used within the organization</text:span></text:p>
        </text:list-item>
        <text:list-item>
          <text:p text:style-name="P35"><text:span text:style-name="T13">video surveillance - </text:span><text:span text:style-name="T2">a CCTV system can record and detect what has occured. Video surveillance can also be used as a deterrent control</text:span></text:p>
        </text:list-item>
        <text:list-item>
          <text:p text:style-name="P35"><text:span text:style-name="T13">motion detection - </text:span><text:span text:style-name="T2">alarm systems can detect motion from potential intruders and raise alarms. </text:span></text:p>
        </text:list-item>
      </text:list>
      <text:p text:style-name="P1"/>
      <text:p text:style-name="P1"/>
      <text:p text:style-name="P1"/>
      <text:p text:style-name="P1">Other Notes</text:p>
      <text:list xml:id="list332581892" text:style-name="L2">
        <text:list-item>
          <text:p text:style-name="P37">Labs</text:p>
          <text:list>
            <text:list-item>
              <text:p text:style-name="P37"><text:span text:style-name="T17">steganography - </text:span>http://gcgapremium.com/501labs/.</text:p>
            </text:list-item>
            <text:list-item>
              <text:p text:style-name="P38">hashing - http://gcgapremium.com/501labs/.</text:p>
            </text:list-item>
          </text:list>
        </text:list-item>
        <text:list-item>
          <text:p text:style-name="P39">Integrity - it is possible to lose data integrity through human error</text:p>
          <text:list>
            <text:list-item>
              <text:p text:style-name="P39">Integrity provides assurances that data has not been modified, tampered with, or corrupted.</text:p>
            </text:list-item>
            <text:list-item>
              <text:p text:style-name="P40">Hashing verifies integrity. <text:s/>Hashing algorithm is usually run against the data at the source and destination. For static file holding, hashing is usually done every couple of weeks to ensure no unwanted changes to the data.</text:p>
            </text:list-item>
          </text:list>
        </text:list-item>
        <text:list-item>
          <text:p text:style-name="P41">resources vs security constraints</text:p>
          <text:list>
            <text:list-item>
              <text:p text:style-name="P41">Organizations need to balance resource availability with security constraints. Encrypting everything will improve security, but the additional resources needed to handle that much encryption greatly increases system costs. </text:p>
            </text:list-item>
          </text:list>
        </text:list-item>
        <text:list-item>
          <text:p text:style-name="P42">Control Types</text:p>
          <text:list>
            <text:list-item>
              <text:p text:style-name="P42">technical controls use technology</text:p>
            </text:list-item>
            <text:list-item>
              <text:p text:style-name="P42">administrative controls use administrative or management methods</text:p>
            </text:list-item>
            <text:list-item>
              <text:p text:style-name="P42">physical controls refer to controls you can physically touch</text:p>
            </text:list-item>
            <text:list-item>
              <text:p text:style-name="P42">Preventive controls attempt to prevent an incident from occuring</text:p>
            </text:list-item>
            <text:list-item>
              <text:p text:style-name="P42">Detective controls attempt to detect incidents after they have occured</text:p>
            </text:list-item>
            <text:list-item>
              <text:p text:style-name="P42">Corrective controls attempt to reverse the impact of an incident</text:p>
            </text:list-item>
            <text:list-item>
              <text:p text:style-name="P42">Deterrent controls attempt to discourage individuals from causing an incident</text:p>
            </text:list-item>
            <text:list-item>
              <text:p text:style-name="P42">compensating controls are alternative controls used when a primary control is not feasible</text:p>
            </text:list-item>
          </text:list>
        </text:list-item>
        <text:list-item>
          <text:p text:style-name="P43">Detective vs preventive</text:p>
          <text:list>
            <text:list-item>
              <text:p text:style-name="P43">Detective control can’t predict when an incident will occur and cant prevent it. </text:p>
            </text:list-item>
            <text:list-item>
              <text:p text:style-name="P43">In contrast, prevention controls stop the incident from occuring at all.</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1-23T19:11:25.021000000</dc:date>
    <meta:editing-duration>P1DT5H30M2S</meta:editing-duration>
    <meta:editing-cycles>42</meta:editing-cycles>
    <meta:document-statistic meta:table-count="0" meta:image-count="0" meta:object-count="0" meta:page-count="3" meta:paragraph-count="82" meta:word-count="1548" meta:character-count="9893" meta:non-whitespace-character-count="8485"/>
  </office:meta>
</office:document-meta>
</file>